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Times New Roman" style:font-name-complex="Times New Roman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" style:parent-style-name="Основнойшрифтабзаца" style:family="text">
      <style:text-properties style:font-name="Times New Roman" style:font-name-complex="Times New Roman" fo:language="ru" fo:country="RU"/>
    </style:style>
    <style:style style:name="T29" style:parent-style-name="Основнойшрифтабзаца" style:family="text">
      <style:text-properties style:font-name="Times New Roman" style:font-name-complex="Times New Roman"/>
    </style:style>
    <style:style style:name="T30" style:parent-style-name="Основнойшрифтабзаца" style:family="text">
      <style:text-properties style:font-name="Times New Roman" style:font-name-complex="Times New Roman" fo:language="ru" fo:country="RU"/>
    </style:style>
    <style:style style:name="T31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style:font-name="Times New Roman" style:font-name-complex="Times New Roman" fo:language="ru" fo:country="RU"/>
    </style:style>
    <style:style style:name="T39" style:parent-style-name="Основнойшрифтабзаца" style:family="text">
      <style:text-properties style:font-name="Times New Roman" style:font-name-complex="Times New Roman"/>
    </style:style>
    <style:style style:name="T40" style:parent-style-name="Основнойшрифтабзаца" style:family="text">
      <style:text-properties style:font-name="Times New Roman" style:font-name-complex="Times New Roman" fo:language="ru" fo:country="RU"/>
    </style:style>
    <style:style style:name="T41" style:parent-style-name="Основнойшрифтабзаца" style:family="text">
      <style:text-properties style:font-name="Times New Roman" style:font-name-complex="Times New Roman"/>
    </style:style>
    <style:style style:name="T42" style:parent-style-name="Основнойшрифтабзаца" style:family="text">
      <style:text-properties style:font-name="Times New Roman" style:font-name-complex="Times New Roman" fo:language="ru" fo:country="RU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language="ru" fo:country="RU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9" style:parent-style-name="Основнойшрифтабзаца" style:family="text">
      <style:text-properties style:font-name="Times New Roman" style:font-name-complex="Times New Roman"/>
    </style:style>
    <style:style style:name="T60" style:parent-style-name="Основнойшрифтабзаца" style:family="text">
      <style:text-properties style:font-name="Times New Roman" style:font-name-complex="Times New Roman" fo:language="ru" fo:country="RU"/>
    </style:style>
    <style:style style:name="T61" style:parent-style-name="Основнойшрифтабзаца" style:family="text">
      <style:text-properties style:font-name="Times New Roman" style:font-name-complex="Times New Roman"/>
    </style:style>
    <style:style style:name="T62" style:parent-style-name="Основнойшрифтабзаца" style:family="text">
      <style:text-properties style:font-name="Times New Roman" style:font-name-complex="Times New Roman" fo:language="ru" fo:country="RU"/>
    </style:style>
    <style:style style:name="T63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 fo:language="ru" fo:country="RU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language="ru" fo:country="RU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Times New Roman" style:font-name-complex="Times New Roman" fo:language="ru" fo:country="RU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7" style:parent-style-name="Основнойшрифтабзаца" style:family="text">
      <style:text-properties style:font-name="Times New Roman" style:font-name-complex="Times New Roman" fo:language="ru" fo:country="RU"/>
    </style:style>
    <style:style style:name="T78" style:parent-style-name="Основнойшрифтабзаца" style:family="text">
      <style:text-properties style:font-name="Times New Roman" style:font-name-complex="Times New Roman" fo:language="ru" fo:country="RU"/>
    </style:style>
    <style:style style:name="T79" style:parent-style-name="Основнойшрифтабзаца" style:family="text">
      <style:text-properties style:font-name="Times New Roman" style:font-name-complex="Times New Roman"/>
    </style:style>
    <style:style style:name="T80" style:parent-style-name="Основнойшрифтабзаца" style:family="text">
      <style:text-properties style:font-name="Times New Roman" style:font-name-complex="Times New Roman" fo:language="ru" fo:country="RU"/>
    </style:style>
    <style:style style:name="T81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3" style:parent-style-name="Основнойшрифтабзаца" style:family="text">
      <style:text-properties style:font-name="Times New Roman" style:font-name-complex="Times New Roman" fo:language="ru" fo:country="RU"/>
    </style:style>
    <style:style style:name="T104" style:parent-style-name="Основнойшрифтабзаца" style:family="text">
      <style:text-properties style:font-name="Wingdings" style:font-name-asian="Wingdings" style:font-name-complex="Wingdings"/>
    </style:style>
    <style:style style:name="T105" style:parent-style-name="Основнойшрифтабзаца" style:family="text">
      <style:text-properties style:font-name="Times New Roman" style:font-name-complex="Times New Roman" fo:language="ru" fo:country="RU"/>
    </style:style>
    <style:style style:name="T106" style:parent-style-name="Основнойшрифтабзаца" style:family="text">
      <style:text-properties style:font-name="Times New Roman" style:font-name-complex="Times New Roman"/>
    </style:style>
    <style:style style:name="T107" style:parent-style-name="Основнойшрифтабзаца" style:family="text">
      <style:text-properties style:font-name="Times New Roman" style:font-name-complex="Times New Roman" fo:language="ru" fo:country="RU"/>
    </style:style>
    <style:style style:name="T108" style:parent-style-name="Основнойшрифтабзаца" style:family="text">
      <style:text-properties style:font-name="Times New Roman" style:font-name-complex="Times New Roman" fo:language="ru" fo:country="RU"/>
    </style:style>
    <style:style style:name="T109" style:parent-style-name="Основнойшрифтабзаца" style:family="text">
      <style:text-properties style:font-name="Wingdings" style:font-name-asian="Wingdings" style:font-name-complex="Wingdings"/>
    </style:style>
    <style:style style:name="T110" style:parent-style-name="Основнойшрифтабзаца" style:family="text">
      <style:text-properties style:font-name="Times New Roman" style:font-name-complex="Times New Roman" fo:language="ru" fo:country="RU"/>
    </style:style>
    <style:style style:name="T111" style:parent-style-name="Основнойшрифтабзаца" style:family="text">
      <style:text-properties style:font-name="Times New Roman" style:font-name-complex="Times New Roman" fo:language="ru" fo:country="RU"/>
    </style:style>
    <style:style style:name="T112" style:parent-style-name="Основнойшрифтабзаца" style:family="text">
      <style:text-properties style:font-name="Wingdings" style:font-name-asian="Wingdings" style:font-name-complex="Wingdings"/>
    </style:style>
    <style:style style:name="T113" style:parent-style-name="Основнойшрифтабзаца" style:family="text">
      <style:text-properties style:font-name="Times New Roman" style:font-name-complex="Times New Roman" fo:language="ru" fo:country="RU"/>
    </style:style>
    <style:style style:name="T114" style:parent-style-name="Основнойшрифтабзаца" style:family="text">
      <style:text-properties style:font-name="Times New Roman" style:font-name-complex="Times New Roman"/>
    </style:style>
    <style:style style:name="T115" style:parent-style-name="Основнойшрифтабзаца" style:family="text">
      <style:text-properties style:font-name="Times New Roman" style:font-name-complex="Times New Roman" fo:language="ru" fo:country="RU"/>
    </style:style>
    <style:style style:name="T116" style:parent-style-name="Основнойшрифтабзаца" style:family="text">
      <style:text-properties style:font-name="Times New Roman" style:font-name-complex="Times New Roman" fo:language="ru" fo:country="RU"/>
    </style:style>
    <style:style style:name="T117" style:parent-style-name="Основнойшрифтабзаца" style:family="text">
      <style:text-properties style:font-name="Times New Roman" style:font-name-complex="Times New Roman" fo:language="ru" fo:country="RU"/>
    </style:style>
    <style:style style:name="T118" style:parent-style-name="Основнойшрифтабзаца" style:family="text">
      <style:text-properties style:font-name="Wingdings" style:font-name-asian="Wingdings" style:font-name-complex="Wingdings"/>
    </style:style>
    <style:style style:name="T119" style:parent-style-name="Основнойшрифтабзаца" style:family="text">
      <style:text-properties style:font-name="Times New Roman" style:font-name-complex="Times New Roman" fo:language="ru" fo:country="RU"/>
    </style:style>
    <style:style style:name="T120" style:parent-style-name="Основнойшрифтабзаца" style:family="text">
      <style:text-properties style:font-name="Wingdings" style:font-name-asian="Wingdings" style:font-name-complex="Wingdings"/>
    </style:style>
    <style:style style:name="T121" style:parent-style-name="Основнойшрифтабзаца" style:family="text">
      <style:text-properties style:font-name="Times New Roman" style:font-name-complex="Times New Roman" fo:language="ru" fo:country="RU"/>
    </style:style>
    <style:style style:name="T122" style:parent-style-name="Основнойшрифтабзаца" style:family="text">
      <style:text-properties style:font-name="Wingdings" style:font-name-asian="Wingdings" style:font-name-complex="Wingdings"/>
    </style:style>
    <style:style style:name="T123" style:parent-style-name="Основнойшрифтабзаца" style:family="text">
      <style:text-properties style:font-name="Times New Roman" style:font-name-complex="Times New Roman" fo:language="ru" fo:country="RU"/>
    </style:style>
    <style:style style:name="P124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Будкин Михаил Алексе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Переопределение методов подразумевает, что есть родительский класс, есть его потомки. Потомки могут наследовать родительский метод<text:s/>и осуществлять свою реализацию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Статические, анонимные, обычные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<text:s/></text:span>final<text:span text:style-name="T26">?</text:span></text:p>
          </table:table-cell>
          <table:table-cell table:style-name="TableCell27">
            <text:p text:style-name="TableContents"><text:span text:style-name="T28">Ключевое слово<text:s/></text:span><text:span text:style-name="T29">final</text:span><text:span text:style-name="T30"><text:s/></text:span><text:span text:style-name="T31">применяется к классам(закрытие класса от наследников), так к полям(поле нельзя более изменить) и методам(не может быть переопределен).</text:span></text:p>
          </table:table-cell>
        </table:table-row>
        <table:table-row table:style-name="TableRow32">
          <table:table-cell table:style-name="TableCell33">
            <text:p text:style-name="TableContents"><text:span text:style-name="T34">Какие есть<text:s/></text:span><text:span text:style-name="T35">варианты использования ключевого слова<text:s/></text:span>try<text:span text:style-name="T36">?</text:span></text:p>
          </table:table-cell>
          <table:table-cell table:style-name="TableCell37">
            <text:p text:style-name="TableContents"><text:span text:style-name="T38">Данное слово используется в исключения, все исключения имеют конструкцию<text:s/></text:span><text:span text:style-name="T39">try</text:span><text:span text:style-name="T40">{}</text:span><text:span text:style-name="T41">catch</text:span><text:span text:style-name="T42">{}</text:span><text:span text:style-name="T43">finaly</text:span></text:p>
          </table:table-cell>
        </table:table-row>
        <table:table-row table:style-name="TableRow44">
          <table:table-cell table:style-name="TableCell45">
            <text:p text:style-name="TableContents"><text:span text:style-name="T46">Какие есть стандартные реализации интерфейса<text:s/></text:span>List<text:span text:style-name="T47"><text:s/></text:span><text:span text:style-name="T48">и в каких ситуациях их нужно использовать?</text:span></text:p>
          </table:table-cell>
          <table:table-cell table:style-name="TableCell49">
            <text:p text:style-name="TableContents">ArrayList<text:span text:style-name="T50">- односвязные список,<text:s/></text:span><text:span text:style-name="T51">тяжелая вставка элементов, создание новых массивов</text:span></text:p>
            <text:p text:style-name="TableContents">LinkedList<text:span text:style-name="T52"><text:s/>–<text:s/></text:span><text:span text:style-name="T53">двусвязные список, быстр</text:span><text:span text:style-name="T54">ая вставка, перекидывание соседних указателей</text:span></text:p>
          </table:table-cell>
        </table:table-row>
        <table:table-row table:style-name="TableRow55">
          <table:table-cell table:style-name="TableCell56">
            <text:p text:style-name="P57">В чём основная идея стримов из пакета java.util.stream?</text:p>
          </table:table-cell>
          <table:table-cell table:style-name="TableCell58">
            <text:p text:style-name="TableContents"><text:span text:style-name="T59">Stream</text:span><text:span text:style-name="T60"><text:s/></text:span><text:span text:style-name="T61">API</text:span><text:span text:style-name="T62"><text:s/></text:span><text:span text:style-name="T63">создана для быстрой работы с коллекциями. Сокращение кода. Много функциональность. Легкость кода.</text:span></text:p>
          </table:table-cell>
        </table:table-row>
        <table:table-row table:style-name="TableRow64">
          <table:table-cell table:style-name="TableCell65" table:number-columns-spanned="2">
            <text:p text:style-name="P66">Разное</text:p>
          </table:table-cell>
          <table:covered-table-cell/>
        </table:table-row>
        <table:table-row table:style-name="TableRow67">
          <table:table-cell table:style-name="TableCell68">
            <text:p text:style-name="P69">Каким критериям должна удовлетворять<text:s/>«хорошая» хэш-функция?</text:p>
          </table:table-cell>
          <table:table-cell table:style-name="TableCell70">
            <text:p text:style-name="P71">Должна исключать коллизии и быстро вычисляться</text:p>
          </table:table-cell>
        </table:table-row>
        <table:table-row table:style-name="TableRow72">
          <table:table-cell table:style-name="TableCell73">
            <text:p text:style-name="TableContents"><text:span text:style-name="T74">В чём причина популярности и широкого распространения кодировки<text:s/></text:span>UTF<text:span text:style-name="T75">-8?</text:span></text:p>
          </table:table-cell>
          <table:table-cell table:style-name="TableCell76">
            <text:p text:style-name="TableContents"><text:span text:style-name="T77">Популярна тем, что<text:s/></text:span><text:span text:style-name="T78">позволяет кодировать распространённые символы в 1-2 байта, место 4-х байтов как в<text:s/></text:span><text:span text:style-name="T79">UTF</text:span><text:span text:style-name="T80">-32.<text:s/></text:span><text:span text:style-name="T81">Позволяет отображать символы одинаково на всех устройствах.</text:span></text:p>
          </table:table-cell>
        </table:table-row>
        <table:table-row table:style-name="TableRow82">
          <table:table-cell table:style-name="TableCell83">
            <text:p text:style-name="TableContents"><text:span text:style-name="T84">Сравните форматы<text:s/></text:span>XML<text:span text:style-name="T85"><text:s/></text:span><text:span text:style-name="T86">и<text:s/></text:span>JSON<text:span text:style-name="T87">.<text:s/></text:span><text:span text:style-name="T88">Когда какой использовать?</text:span></text:p>
          </table:table-cell>
          <table:table-cell table:style-name="TableCell89">
            <text:p text:style-name="TableContents">XML<text:span text:style-name="T90"><text:s/>язык разметки в виде древовидной структуры. Старая модель.</text:span><text:span text:style-name="T91"><text:s/>Легко читаемый. Медленная передача данных.</text:span></text:p>
            <text:p text:style-name="TableContents">JSON<text:span text:style-name="T92"><text:s/></text:span><text:span text:style-name="T93">текстовый<text:s/></text:span><text:span text:style-name="T94">формат представления данных.<text:s/></text:span><text:span text:style-name="T95">Совершенная</text:span><text:span text:style-name="T96"><text:s/>модель.</text:span><text:span text:style-name="T97"><text:s/>Меньше кода. Меньший затраты, более быстрый. Быстрая передача даных, за счет быстрой обработки. Идеален для БД.</text:span></text:p>
          </table:table-cell>
        </table:table-row>
        <table:table-row table:style-name="TableRow98">
          <table:table-cell table:style-name="TableCell99">
            <text:p text:style-name="TableContents"><text:span text:style-name="T100">Опишите что будет происходить «под капотом» после ввода адреса сайта в браузере и нажатия<text:s/></text:span>Enter<text:span text:style-name="T101">?</text:span></text:p>
          </table:table-cell>
          <table:table-cell table:style-name="TableCell102">
            <text:p text:style-name="TableContents"><text:span text:style-name="T103">Браузер начинает искать сервер<text:s/></text:span><text:span text:style-name="T104"></text:span><text:span text:style-name="T105"><text:s/>запрос к<text:s/></text:span><text:span text:style-name="T106">DNS</text:span><text:span text:style-name="T107"><text:s/></text:span><text:span text:style-name="T108">серверам<text:s/></text:span><text:span text:style-name="T109"></text:span><text:span text:style-name="T110"><text:s/></text:span><text:span text:style-name="T111">установление соединения с сервером<text:s/></text:span><text:span text:style-name="T112"></text:span><text:span text:style-name="T113"><text:s/>отправка<text:s/></text:span><text:span text:style-name="T114">HTTP</text:span><text:span text:style-name="T115"><text:s/></text:span><text:span text:style-name="T116">запроса</text:span><text:span text:style-name="T117"><text:s/></text:span><text:span text:style-name="T118"></text:span><text:span text:style-name="T119"><text:s/>сервер обрабатывает запрос<text:s/></text:span><text:span text:style-name="T120"></text:span><text:span text:style-name="T121"><text:s/>сервер отправляет ответ<text:s/></text:span><text:span text:style-name="T122"></text:span><text:span text:style-name="T123"><text:s/>браузер получает ответ и рисует картинку/ответ</text:span></text:p>
          </table:table-cell>
        </table:table-row>
      </table:table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Михаил Михаил</meta:initial-creator>
    <dc:creator>m62847</dc:creator>
    <meta:creation-date>2021-03-21T16:55:00Z</meta:creation-date>
    <dc:date>2021-03-21T16:55:00Z</dc:date>
    <meta:template xlink:href="Normal" xlink:type="simple"/>
    <meta:editing-cycles>2</meta:editing-cycles>
    <meta:editing-duration>PT180S</meta:editing-duration>
    <meta:document-statistic meta:page-count="1" meta:paragraph-count="4" meta:word-count="324" meta:character-count="2168" meta:row-count="15" meta:non-whitespace-character-count="1848"/>
  </office:meta>
</office:document-meta>
</file>